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99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99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2pt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Documentation</text:p>
      <text:p text:style-name="P1"/>
      <text:p text:style-name="P4">List of tasks to be performed:</text:p>
      <text:list xml:id="list8282747363541707333" text:style-name="L1">
        <text:list-item>
          <text:p text:style-name="P8">Development of HTML5 and CSS of the complete website</text:p>
        </text:list-item>
        <text:list-item>
          <text:p text:style-name="P8">Adequate JS scripts as a supplementary</text:p>
        </text:list-item>
        <text:list-item>
          <text:p text:style-name="P8">Two versions of JS scripts are required, one with the third party libraries and one with pure Javascript</text:p>
        </text:list-item>
        <text:list-item>
          <text:p text:style-name="P8">The website has to have different indicators for showing different information about weather information</text:p>
        </text:list-item>
        <text:list-item>
          <text:p text:style-name="P8">Synchronize the work using GIT workflow</text:p>
        </text:list-item>
        <text:list-item>
          <text:p text:style-name="P8">Testing and deployment of the complete site.</text:p>
        </text:list-item>
      </text:list>
      <text:p text:style-name="P4"/>
      <text:p text:style-name="P4">Details of the tasks to be performed including difficulty and priority level. Difficulty level is explained on a scale of 1 to 5 ( 5 being the most difficult ). Priority is explained on the level of 1 to 5 ( again 5 the highest parameter being the most prioritized work ). Details also include estimated time for each task.</text:p>
      <text:p text:style-name="P4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Task</text:p>
          </table:table-cell>
          <table:table-cell table:style-name="Table1.A1" office:value-type="string">
            <text:p text:style-name="P6">Priority</text:p>
          </table:table-cell>
          <table:table-cell table:style-name="Table1.A1" office:value-type="string">
            <text:p text:style-name="P6">Difficulty</text:p>
          </table:table-cell>
          <table:table-cell table:style-name="Table1.D1" office:value-type="string">
            <text:p text:style-name="P6">Estimated time(in hrs)</text:p>
          </table:table-cell>
        </table:table-row>
        <table:table-row>
          <table:table-cell table:style-name="Table1.A2" office:value-type="string">
            <text:p text:style-name="P6">Build the menu HTML5 and CSS</text:p>
          </table:table-cell>
          <table:table-cell table:style-name="Table1.B2" office:value-type="float" office:value="4">
            <text:p text:style-name="P6">4</text:p>
          </table:table-cell>
          <table:table-cell table:style-name="Table1.B2" office:value-type="float" office:value="2">
            <text:p text:style-name="P6">2</text:p>
          </table:table-cell>
          <table:table-cell table:style-name="Table1.D2" office:value-type="float" office:value="2">
            <text:p text:style-name="P6">2</text:p>
          </table:table-cell>
        </table:table-row>
        <table:table-row>
          <table:table-cell table:style-name="Table1.A2" office:value-type="string">
            <text:p text:style-name="P6">Carousel</text:p>
          </table:table-cell>
          <table:table-cell table:style-name="Table1.B2" office:value-type="float" office:value="1">
            <text:p text:style-name="P6">1</text:p>
          </table:table-cell>
          <table:table-cell table:style-name="Table1.B2" office:value-type="float" office:value="1">
            <text:p text:style-name="P6">1</text:p>
          </table:table-cell>
          <table:table-cell table:style-name="Table1.D2" office:value-type="float" office:value="0.5">
            <text:p text:style-name="P6">0.5</text:p>
          </table:table-cell>
        </table:table-row>
        <table:table-row>
          <table:table-cell table:style-name="Table1.A2" office:value-type="string">
            <text:p text:style-name="P6">Ajax with Jquery scripting</text:p>
          </table:table-cell>
          <table:table-cell table:style-name="Table1.B2" office:value-type="float" office:value="5">
            <text:p text:style-name="P6">5</text:p>
          </table:table-cell>
          <table:table-cell table:style-name="Table1.B2" office:value-type="float" office:value="5">
            <text:p text:style-name="P6">5</text:p>
          </table:table-cell>
          <table:table-cell table:style-name="Table1.D2" office:value-type="float" office:value="10">
            <text:p text:style-name="P6">10</text:p>
          </table:table-cell>
        </table:table-row>
        <table:table-row>
          <table:table-cell table:style-name="Table1.A2" office:value-type="string">
            <text:p text:style-name="P6">Pure javascript</text:p>
          </table:table-cell>
          <table:table-cell table:style-name="Table1.B2" office:value-type="float" office:value="4">
            <text:p text:style-name="P6">4</text:p>
          </table:table-cell>
          <table:table-cell table:style-name="Table1.B2" office:value-type="float" office:value="3">
            <text:p text:style-name="P6">3</text:p>
          </table:table-cell>
          <table:table-cell table:style-name="Table1.D2" office:value-type="float" office:value="6">
            <text:p text:style-name="P6">6</text:p>
          </table:table-cell>
        </table:table-row>
        <table:table-row>
          <table:table-cell table:style-name="Table1.A2" office:value-type="string">
            <text:p text:style-name="P6">Production version</text:p>
          </table:table-cell>
          <table:table-cell table:style-name="Table1.B2" office:value-type="float" office:value="4">
            <text:p text:style-name="P6">4</text:p>
          </table:table-cell>
          <table:table-cell table:style-name="Table1.B2" office:value-type="float" office:value="5">
            <text:p text:style-name="P6">5</text:p>
          </table:table-cell>
          <table:table-cell table:style-name="Table1.D2" office:value-type="float" office:value="3">
            <text:p text:style-name="P6">3</text:p>
          </table:table-cell>
        </table:table-row>
        <table:table-row>
          <table:table-cell table:style-name="Table1.A2" office:value-type="string">
            <text:p text:style-name="P6">GIT workflow</text:p>
          </table:table-cell>
          <table:table-cell table:style-name="Table1.B2" office:value-type="float" office:value="5">
            <text:p text:style-name="P6">5</text:p>
          </table:table-cell>
          <table:table-cell table:style-name="Table1.B2" office:value-type="float" office:value="5">
            <text:p text:style-name="P6">5</text:p>
          </table:table-cell>
          <table:table-cell table:style-name="Table1.D2" office:value-type="float" office:value="2">
            <text:p text:style-name="P6">2</text:p>
          </table:table-cell>
        </table:table-row>
        <table:table-row>
          <table:table-cell table:style-name="Table1.A2" office:value-type="string">
            <text:p text:style-name="P6">Setting up the local server for connecting with API</text:p>
          </table:table-cell>
          <table:table-cell table:style-name="Table1.B2" office:value-type="float" office:value="5">
            <text:p text:style-name="P6">5</text:p>
          </table:table-cell>
          <table:table-cell table:style-name="Table1.B2" office:value-type="float" office:value="4">
            <text:p text:style-name="P6">4</text:p>
          </table:table-cell>
          <table:table-cell table:style-name="Table1.D2" office:value-type="float" office:value="3">
            <text:p text:style-name="P6">3</text:p>
          </table:table-cell>
        </table:table-row>
      </table:table>
      <text:p text:style-name="P4"/>
      <text:p text:style-name="P3">Record of lessons learned:</text:p>
      <text:p text:style-name="P4"/>
      <text:list xml:id="list6789420300105888972" text:style-name="L2">
        <text:list-item>
          <text:p text:style-name="P9">API's: how they work and how to get them into the website</text:p>
        </text:list-item>
        <text:list-item>
          <text:p text:style-name="P9">Jquery and Ajax</text:p>
        </text:list-item>
        <text:list-item>
          <text:p text:style-name="P9">Javascript equivalent of jquery</text:p>
        </text:list-item>
        <text:list-item>
          <text:p text:style-name="P9">Gulp: Very powerful tool and used for not only hosting websites but also develop a production version of development code. </text:p>
        </text:list-item>
        <text:list-item>
          <text:p text:style-name="P9">More hands on training on GIT</text:p>
        </text:list-item>
        <text:list-item>
          <text:p text:style-name="P9">Develop project more on the scale of professional web developers</text:p>
        </text:list-item>
        <text:list-item>
          <text:p text:style-name="P9">More functionality in static websites</text:p>
        </text:list-item>
        <text:list-item>
          <text:p text:style-name="P9">More proficiency in Javascript </text:p>
        </text:list-item>
      </text:list>
      <text:p text:style-name="P4"/>
      <text:p text:style-name="P4"/>
      <text:p text:style-name="P3">Requirements for the project <text:s/>and the tools</text:p>
      <text:list xml:id="list2915663185698266281" text:style-name="L3">
        <text:list-item>
          <text:p text:style-name="P10">Javascript</text:p>
        </text:list-item>
        <text:list-item>
          <text:p text:style-name="P10"><text:soft-page-break/>HTML5</text:p>
        </text:list-item>
        <text:list-item>
          <text:p text:style-name="P10">Bootstrap</text:p>
        </text:list-item>
        <text:list-item>
          <text:p text:style-name="P10">Jquery</text:p>
        </text:list-item>
        <text:list-item>
          <text:p text:style-name="P10">Ajax</text:p>
        </text:list-item>
        <text:list-item>
          <text:p text:style-name="P10">The webpage should represent the current style of webpage on the markets. It has to be easy in use in for better client experience.</text:p>
        </text:list-item>
      </text:list>
      <text:p text:style-name="P5"/>
      <text:p text:style-name="P2">Quality control for the project </text:p>
      <text:list xml:id="list3252235522817042383" text:style-name="L4">
        <text:list-item>
          <text:p text:style-name="P11">The quality control and testing is done by checking the HTML semantics on w3 schools</text:p>
        </text:list-item>
        <text:list-item>
          <text:p text:style-name="P11">At every level quality control is also done by checking the parameters of responsiveness etc. on different browsers</text:p>
        </text:list-item>
        <text:list-item>
          <text:p text:style-name="P11">GIT is used extensively during the projects to keep track of changes and easy project management</text:p>
        </text:list-item>
        <text:list-item>
          <text:p text:style-name="P11">Audit of the website is done on the google audits</text:p>
        </text:list-item>
      </text:list>
      <text:p text:style-name="P2"/>
      <text:p text:style-name="P2">Chronogram</text:p>
      <text:p text:style-name="P5">Chronogram of the project:</text:p>
      <text:p text:style-name="P5">06/11/2019 10:15 am :- Project assignment</text:p>
      <text:p text:style-name="P5">06/11/2019 10:20 am :- Read through the requirements for the project using tools, APIS required, </text:p>
      <text:p text:style-name="P5"><text:s text:c="20"/><text:tab/><text:tab/> <text:s text:c="2"/>and definitions of the new terminologies needed for the project</text:p>
      <text:p text:style-name="P5">06/11/2019 10:35 am :- Installation of jquery, yarn and setting up of the project</text:p>
      <text:p text:style-name="P5">06/11/2019 10:45 am :- Read again through the requirements and initialize <text:s/>GIT. Download the <text:tab/><text:tab/><text:tab/><text:tab/> <text:s text:c="14"/>required libraries</text:p>
      <text:p text:style-name="P5">06/11/2019 12:00 pm :- Made an API account, have the rudimentary design of the website planned. <text:tab/><text:tab/><text:tab/> <text:s text:c="13"/>Details of requirements for the project has been completely analyzed. Project <text:tab/><text:tab/><text:tab/> <text:s text:c="13"/>planner is designed for the major steps</text:p>
      <text:p text:style-name="P5">06/11/2019 3:00 pm :- Starting to put the dv element on top of main page which will be used </text:p>
      <text:p text:style-name="P5"><text:s text:c="20"/><text:tab/><text:tab/>as a city search for weather API</text:p>
      <text:p text:style-name="P5"/>
      <text:p text:style-name="P5">07/11/2019 10:30 am :- Get the API call and use it change element inside the html page.</text:p>
      <text:p text:style-name="P5">07/11/2019 12:00 pm:- fetch temperature and other details</text:p>
      <text:p text:style-name="P5">07/11/2019 3:00 pm :- Working on the same part</text:p>
      <text:p text:style-name="P5">07/11/2019 5:00pm <text:s text:c="2"/>:- installation of gulp and understanding its use</text:p>
      <text:p text:style-name="P5"/>
      <text:p text:style-name="P5">08/11/2019 10:30 am: Trying to use the map API and various locations at one latitude and longitude but <text:tab/><text:tab/><text:tab/>unsuccessful</text:p>
      <text:p text:style-name="P5">08/11/2019 12:30 pm:- Starting of the consolidation of the Jquery code and make it clean</text:p>
      <text:p text:style-name="P5"/>
      <text:p text:style-name="P5">09/11/2019 7:00 pm :- More work on code consolidation and still trying to figure out how to make use <text:tab/><text:tab/><text:tab/><text:tab/>of the map API</text:p>
      <text:p text:style-name="P5">09/11/2019 12:00 am :- Start of pure javascript code and documentation.</text:p>
      <text:p text:style-name="P5"/>
      <text:p text:style-name="P2">Task Manager</text:p>
      <text:p text:style-name="P5">This file consists of the priority list for the tasks to be performed.</text:p>
      <text:p text:style-name="P5">1. Priority 1:- Use the previous web template and make sure the API's work. Estimated time: 1 day</text:p>
      <text:p text:style-name="P5">2 .Priority 2:- After APIs start working, finish the website with jquery and then add the affects</text:p>
      <text:p text:style-name="P5">3. Priority 3:- Finish the code with jquery and make the code clean and neat using functions and classes.</text:p>
      <text:p text:style-name="P5"><text:soft-page-break/>4. Priority 4:- DO the vanilla javascript and documentation. Submit</text:p>
      <text:p text:style-name="P5"/>
      <text:p text:style-name="P2">Incidents</text:p>
      <text:p text:style-name="P2"/>
      <text:p text:style-name="P5">This file consists of all the incidents recorded during the course of the project completion.</text:p>
      <text:p text:style-name="P5">08/11/2019 :- Could not figure out the way to use the map API and slow progression with Jquery. Also <text:tab/><text:tab/><text:tab/>could not figure out how to extract AJAX output response</text:p>
      <text:p text:style-name="P5">09/11/2019 :- Could not fix the part of pure Javascript application of forecasting in html. Not able to <text:tab/><text:tab/><text:tab/>update HTML with the forecasting parameters given by pure javascript</text:p>
      <text:p text:style-name="P5"/>
      <text:p text:style-name="P2">Project calender</text:p>
      <text:p text:style-name="P5">This document lists the project calender</text:p>
      <text:p text:style-name="P5"/>
      <text:p text:style-name="P5">The following file consists of <text:s/>the project planning.</text:p>
      <text:p text:style-name="P5">06/11/2019 12:00pm :- Design the HTML and CSS part of the web page using the previous webpage template</text:p>
      <text:p text:style-name="P5">06/11/2019 3:00pm :- Call the API to make a change in the div element</text:p>
      <text:p text:style-name="P5">06/11/2019 6:00 pm:- Finish calling the API using user Javascript query to call changes to the</text:p>
      <text:p text:style-name="P5"><text:s/>webpage like the weather information</text:p>
      <text:p text:style-name="P5">07/11/2019 9:00 am :- Change elements inside the html based on the call request</text:p>
      <text:p text:style-name="P5">07/11/2019 12:00 pm :- finish the call requests and hide the API key</text:p>
      <text:p text:style-name="P5">07/11/2019 3:00pm :- project the temperature and wind values and also show the map</text:p>
      <text:p text:style-name="P5">07/11/2019 6:00pm :- Finish the website with jquery</text:p>
      <text:p text:style-name="P5"/>
      <text:p text:style-name="P5">08/11/2019 9:00 am :- Start documentation</text:p>
      <text:p text:style-name="P5">08/11/2019 12:00pm :- Add better css styling, clean the codes and review on Saturday before subm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ttya Datta</meta:initial-creator>
    <meta:creation-date>2019-11-04T00:50:42.96</meta:creation-date>
    <dc:date>2019-11-10T18:53:32.29</dc:date>
    <dc:creator>Prattya Datta</dc:creator>
    <meta:editing-duration>PT9H24M18S</meta:editing-duration>
    <meta:editing-cycles>15</meta:editing-cycles>
    <meta:generator>OpenOffice/4.1.6$Win32 OpenOffice.org_project/416m1$Build-9790</meta:generator>
    <meta:document-statistic meta:table-count="1" meta:image-count="0" meta:object-count="0" meta:page-count="3" meta:paragraph-count="103" meta:word-count="904" meta:character-count="5255"/>
  </office:meta>
</office:document-meta>
</file>